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80000000550492BF99D7249A722.jpg" manifest:media-type="image/jpeg"/>
  <manifest:file-entry manifest:full-path="Pictures/1000000000000800000005436F5F6172B31C476A.jpg" manifest:media-type="image/jpeg"/>
  <manifest:file-entry manifest:full-path="Pictures/1000000000000800000006006CA976DCF91910CA.jpg" manifest:media-type="image/jpeg"/>
  <manifest:file-entry manifest:full-path="Pictures/100000000000080000000555951D1503CE71682C.jpg" manifest:media-type="image/jpeg"/>
  <manifest:file-entry manifest:full-path="Pictures/10000000000008000000054C0A90787E6C4A8B8C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Old Standard TT" svg:font-family="'Old Standard T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702cm, 1.459cm, 9.651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7cm, 19.335cm, 6.147cm, 3.348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691cm, 1.97cm, 3.58cm, 4.965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7cm, 10.486cm, 0.355cm, 12.392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99cm, 4.689cm, 2.437cm, 20.275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MAIN_5f_POI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SECTION_5f_TITLE_5f_AND_5f_DESCRIPTION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MAIN_5f_POIN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TWO_5f_COLUMNS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APTION_5f_ONLY-outline1">
      <style:graphic-properties draw:stroke="none" svg:stroke-width="0cm" draw:fill="solid" draw:fill-color="#ffffff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CAPTION_5f_ONL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1.27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e394dc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8" style:family="text">
      <style:text-properties fo:font-variant="normal" fo:text-transform="none" fo:color="#fffbf0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ld Standard TT" fo:font-size="20pt" fo:letter-spacing="normal" fo:font-style="normal" style:text-underline-style="none" fo:font-weight="normal" style:font-name-asian="Old Standard TT" style:font-size-asian="20pt" style:font-style-asian="normal" style:font-weight-asian="normal" style:font-name-complex="Old Standard TT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ld Standard TT" fo:font-size="22pt" fo:letter-spacing="normal" fo:font-style="normal" style:text-underline-style="none" fo:font-weight="bold" style:font-name-asian="Old Standard TT" style:font-size-asian="22pt" style:font-style-asian="normal" style:font-weight-asian="bold" style:font-name-complex="Old Standard TT" style:font-size-complex="2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Old Standard TT" fo:font-size="28pt" fo:letter-spacing="normal" fo:font-style="normal" style:text-underline-style="none" fo:font-weight="normal" style:font-name-asian="Old Standard TT" style:font-size-asian="28pt" style:font-style-asian="normal" style:font-weight-asian="normal" style:font-name-complex="Old Standard TT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Old Standard TT" fo:font-size="22pt" fo:letter-spacing="normal" fo:font-style="normal" style:text-underline-style="none" fo:font-weight="normal" style:font-name-asian="Old Standard TT" style:font-size-asian="22pt" style:font-style-asian="normal" style:font-weight-asian="normal" style:font-name-complex="Old Standard TT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b7b7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26a6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style:font-name="Old Standard T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13cm" text:min-label-width="1.057cm"/>
        <style:text-properties fo:color="#fffbf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283cm" text:min-label-width="0.987cm"/>
        <style:text-properties style:font-name="Old Standard T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51cm" svg:height="4.229cm" svg:x="1.424cm" svg:y="5.259cm" presentation:class="title" presentation:user-transformed="true">
          <draw:text-box>
            <text:p text:style-name="P1"><text:span text:style-name="T1">{d.title}</text:span><text:span text:style-name="T1"><text:line-break/></text:span><text:span text:style-name="T1"><text:line-break/></text:span><text:span text:style-name="T1"/></text:p>
          </draw:text-box>
        </draw:frame>
        <draw:frame draw:name="Google Shape;60;p13" presentation:style-name="pr2" draw:text-style-name="P4" draw:layer="layout" svg:width="22.551cm" svg:height="2.187cm" svg:x="1.424cm" svg:y="10.668cm" presentation:class="subtitle" presentation:user-transformed="true">
          <draw:text-box>
            <text:p text:style-name="P1"><text:span text:style-name="T2">{d.subtitle}</text:span></text:p>
            <text:p text:style-name="P3"><text:span text:style-name="T3"/></text:p>
          </draw:text-box>
        </draw:frame>
        <presentation:notes draw:style-name="dp2">
          <draw:page-thumbnail draw:name="Google Shape;56;gc6f90357f_0_0:notes" draw:style-name="gr1" draw:layer="layout" svg:width="16.933cm" svg:height="9.524cm" svg:x="1.059cm" svg:y="1.905cm" draw:page-number="1" presentation:class="page"/>
          <draw:frame draw:name="Google Shape;57;gc6f90357f_0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{d.slides[i].title}&#10;" draw:style-name="dp1" draw:master-page-name="MAIN_5f_POINT">
        <draw:frame draw:name="Google Shape;65;p14" presentation:style-name="pr4" draw:text-style-name="P6" draw:layer="layout" svg:width="15.566cm" svg:height="11.362cm" svg:x="1.362cm" svg:y="1.462cm" presentation:class="title" presentation:user-transformed="true">
          <draw:text-box>
            <text:p text:style-name="P1"><text:span text:style-name="T4">{d.slides[i].title}</text:span><text:span text:style-name="T4"><text:line-break/></text:span><text:span text:style-name="T4"/></text:p>
          </draw:text-box>
        </draw:frame>
        <presentation:notes draw:style-name="dp2">
          <draw:page-thumbnail draw:name="Google Shape;62;gc6f90357f_0_5:notes" draw:style-name="gr1" draw:layer="layout" svg:width="16.933cm" svg:height="9.524cm" svg:x="1.059cm" svg:y="1.905cm" draw:page-number="2" presentation:class="page"/>
          <draw:frame draw:name="Google Shape;63;gc6f90357f_0_5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{d.slides[i].title}&#10;" draw:style-name="dp1" draw:master-page-name="SECTION_5f_HEADER">
        <draw:frame draw:name="Google Shape;70;p15" presentation:style-name="pr6" draw:text-style-name="P7" draw:layer="layout" svg:width="22.551cm" svg:height="4.229cm" svg:x="1.424cm" svg:y="5.259cm" presentation:class="title" presentation:user-transformed="true">
          <draw:text-box>
            <text:p text:style-name="P1"><text:span text:style-name="T5">{d.slides[i].title}</text:span><text:span text:style-name="T5"><text:line-break/></text:span><text:span text:style-name="T5"/></text:p>
          </draw:text-box>
        </draw:frame>
        <presentation:notes draw:style-name="dp2">
          <draw:page-thumbnail draw:name="Google Shape;67;gc6f90357f_0_9:notes" draw:style-name="gr1" draw:layer="layout" svg:width="16.933cm" svg:height="9.524cm" svg:x="1.059cm" svg:y="1.905cm" draw:page-number="3" presentation:class="page"/>
          <draw:frame draw:name="Google Shape;68;gc6f90357f_0_9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{d.slides[i].title}&#10;" draw:style-name="dp1" draw:master-page-name="SECTION_5f_TITLE_5f_AND_5f_DESCRIPTION">
        <draw:frame draw:name="Google Shape;75;p16" presentation:style-name="pr8" draw:text-style-name="P2" draw:layer="layout" svg:width="11.236cm" svg:height="3.702cm" svg:x="0.738cm" svg:y="3.84cm" presentation:class="title" presentation:user-transformed="true">
          <draw:text-box>
            <text:p text:style-name="P1"><text:span text:style-name="T4">{d.slides[i].title}</text:span><text:span text:style-name="T4"><text:line-break/></text:span><text:span text:style-name="T4"/></text:p>
          </draw:text-box>
        </draw:frame>
        <draw:frame draw:name="Google Shape;76;p16" presentation:style-name="pr9" draw:text-style-name="P8" draw:layer="layout" svg:width="11.236cm" svg:height="3.737cm" svg:x="0.738cm" svg:y="7.692cm" presentation:class="subtitle" presentation:user-transformed="true">
          <draw:text-box>
            <text:p text:style-name="P1"><text:span text:style-name="T6">{d.slides[i].subtitle}</text:span></text:p>
          </draw:text-box>
        </draw:frame>
        <draw:frame draw:name="Google Shape;77;p16" presentation:style-name="pr10" draw:text-style-name="P11" draw:layer="layout" svg:width="10.657cm" svg:height="10.263cm" svg:x="13.721cm" svg:y="2.012cm" presentation:class="outline" presentation:user-transformed="true">
          <draw:text-box>
            <text:list text:style-name="L7">
              <text:list-item>
                <text:p text:style-name="P9"><text:span text:style-name="T7">{d.slides[i].bullets[j]}</text:span></text:p>
              </text:list-item>
            </text:list>
            <text:p text:style-name="P10"><text:span text:style-name="T8"/></text:p>
          </draw:text-box>
        </draw:frame>
        <presentation:notes draw:style-name="dp2">
          <draw:page-thumbnail draw:name="Google Shape;72;gc6f90357f_0_13:notes" draw:style-name="gr1" draw:layer="layout" svg:width="16.933cm" svg:height="9.524cm" svg:x="1.059cm" svg:y="1.905cm" draw:page-number="4" presentation:class="page"/>
          <draw:frame draw:name="Google Shape;73;gc6f90357f_0_13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{d.slides[i].title}&#10;" draw:style-name="dp1" draw:master-page-name="TITLE_5f_AND_5f_TWO_5f_COLUMNS" presentation:presentation-page-layout-name="AL2T3">
        <draw:frame draw:name="Google Shape;82;p17" presentation:style-name="pr12" draw:text-style-name="P12" draw:layer="layout" svg:width="23.667cm" svg:height="1.702cm" svg:x="0.866cm" svg:y="1.236cm" presentation:class="title" presentation:user-transformed="true">
          <draw:text-box>
            <text:p text:style-name="P1"><text:span text:style-name="T4">{d.slides[i].title}</text:span><text:span text:style-name="T4"><text:line-break/></text:span><text:span text:style-name="T4"/></text:p>
          </draw:text-box>
        </draw:frame>
        <draw:frame draw:name="Google Shape;83;p17" presentation:style-name="pr13" draw:text-style-name="P13" draw:layer="layout" svg:width="11.11cm" svg:height="9.436cm" svg:x="0.866cm" svg:y="3.255cm" presentation:class="outline" presentation:user-transformed="true">
          <draw:text-box>
            <text:list text:style-name="L10">
              <text:list-item>
                <text:p text:style-name="P9"><text:span text:style-name="T9">{d.slides[i].bullets[j]}</text:span></text:p>
              </text:list-item>
            </text:list>
            <text:p text:style-name="P10"><text:span text:style-name="T10"/></text:p>
          </draw:text-box>
        </draw:frame>
        <draw:frame draw:name="Google Shape;84;p17" draw:style-name="gr2" draw:text-style-name="P14" draw:layer="layout" svg:width="5.654cm" svg:height="5.431cm" svg:x="13.07cm" svg:y="0.951cm">
          <draw:image xlink:href="Pictures/10000000000008000000054C0A90787E6C4A8B8C.jpg" xlink:type="simple" xlink:show="embed" xlink:actuate="onLoad">
            <text:p/>
          </draw:image>
        </draw:frame>
        <draw:frame draw:name="Google Shape;85;p17" draw:style-name="gr3" draw:text-style-name="P14" draw:layer="layout" svg:width="5.654cm" svg:height="5.407cm" svg:x="18.879cm" svg:y="0.951cm">
          <draw:image xlink:href="Pictures/1000000000000800000006006CA976DCF91910CA.jpg" xlink:type="simple" xlink:show="embed" xlink:actuate="onLoad">
            <text:p/>
          </draw:image>
        </draw:frame>
        <draw:frame draw:name="Google Shape;86;p17" draw:style-name="gr4" draw:text-style-name="P14" draw:layer="layout" svg:width="11.463cm" svg:height="6.722cm" svg:x="13.07cm" svg:y="6.489cm">
          <draw:image xlink:href="Pictures/100000000000080000000550492BF99D7249A722.jpg" xlink:type="simple" xlink:show="embed" xlink:actuate="onLoad">
            <text:p/>
          </draw:image>
        </draw:frame>
        <presentation:notes draw:style-name="dp2">
          <draw:page-thumbnail draw:name="Google Shape;79;gc6f90357f_0_19:notes" draw:style-name="gr1" draw:layer="layout" svg:width="16.933cm" svg:height="9.524cm" svg:x="1.059cm" svg:y="1.905cm" draw:page-number="5" presentation:class="page"/>
          <draw:frame draw:name="Google Shape;80;gc6f90357f_0_19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{d.slides[i].title}&#10;" draw:style-name="dp1" draw:master-page-name="SECTION_5f_HEADER">
        <draw:frame draw:name="Google Shape;91;p18" presentation:style-name="pr6" draw:text-style-name="P7" draw:layer="layout" svg:width="22.551cm" svg:height="4.229cm" svg:x="1.424cm" svg:y="5.259cm" presentation:class="title" presentation:user-transformed="true">
          <draw:text-box>
            <text:p text:style-name="P1"><text:span text:style-name="T5">{d.slides[i].title}</text:span><text:span text:style-name="T5"><text:line-break/></text:span><text:span text:style-name="T5"/></text:p>
          </draw:text-box>
        </draw:frame>
        <presentation:notes draw:style-name="dp2">
          <draw:page-thumbnail draw:name="Google Shape;88;gc6f90357f_0_27:notes" draw:style-name="gr1" draw:layer="layout" svg:width="16.933cm" svg:height="9.524cm" svg:x="1.059cm" svg:y="1.905cm" draw:page-number="6" presentation:class="page"/>
          <draw:frame draw:name="Google Shape;89;gc6f90357f_0_27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{d.slides[i].title}&#10;" draw:style-name="dp1" draw:master-page-name="MAIN_5f_POINT">
        <draw:frame draw:name="Google Shape;96;p19" presentation:style-name="pr4" draw:text-style-name="P6" draw:layer="layout" svg:width="15.566cm" svg:height="11.362cm" svg:x="1.362cm" svg:y="1.462cm" presentation:class="title" presentation:user-transformed="true">
          <draw:text-box>
            <text:p text:style-name="P1"><text:span text:style-name="T11">{d.slides[i].title}</text:span><text:span text:style-name="T11"><text:line-break/></text:span><text:span text:style-name="T11"/></text:p>
          </draw:text-box>
        </draw:frame>
        <presentation:notes draw:style-name="dp2">
          <draw:page-thumbnail draw:name="Google Shape;93;gc6f90357f_0_31:notes" draw:style-name="gr1" draw:layer="layout" svg:width="16.933cm" svg:height="9.524cm" svg:x="1.059cm" svg:y="1.905cm" draw:page-number="7" presentation:class="page"/>
          <draw:frame draw:name="Google Shape;94;gc6f90357f_0_31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{d.slides[i].title}&#10;" draw:style-name="dp1" draw:master-page-name="TITLE_5f_AND_5f_TWO_5f_COLUMNS" presentation:presentation-page-layout-name="AL2T3">
        <draw:frame draw:name="Google Shape;101;p20" presentation:style-name="pr13" draw:text-style-name="P13" draw:layer="layout" svg:width="11.11cm" svg:height="9.436cm" svg:x="0.866cm" svg:y="3.255cm" presentation:class="outline" presentation:user-transformed="true">
          <draw:text-box>
            <text:p text:style-name="P1"><text:span text:style-name="T9">{d.slides[i].bullets[j]}</text:span></text:p>
            <text:p text:style-name="P15"><text:span text:style-name="T12"/></text:p>
          </draw:text-box>
        </draw:frame>
        <draw:frame draw:name="Google Shape;102;p20" presentation:style-name="pr13" draw:text-style-name="P13" draw:layer="layout" svg:width="11.11cm" svg:height="9.436cm" svg:x="13.423cm" svg:y="3.255cm" presentation:class="outline" presentation:user-transformed="true">
          <draw:text-box>
            <text:list text:style-name="L14">
              <text:list-item>
                <text:p text:style-name="P9"><text:span text:style-name="T9">{d.slides[i].bullets[j]}</text:span></text:p>
              </text:list-item>
            </text:list>
          </draw:text-box>
        </draw:frame>
        <draw:frame draw:name="Google Shape;103;p20" presentation:style-name="pr12" draw:text-style-name="P12" draw:layer="layout" svg:width="23.667cm" svg:height="1.702cm" svg:x="0.866cm" svg:y="1.236cm" presentation:class="title" presentation:user-transformed="true">
          <draw:text-box>
            <text:p text:style-name="P1"><text:span text:style-name="T11">{d.slides[i].title}</text:span><text:span text:style-name="T11"><text:line-break/></text:span><text:span text:style-name="T11"/></text:p>
          </draw:text-box>
        </draw:frame>
        <presentation:notes draw:style-name="dp2">
          <draw:page-thumbnail draw:name="Google Shape;98;gc6f90357f_0_35:notes" draw:style-name="gr1" draw:layer="layout" svg:width="16.933cm" svg:height="9.524cm" svg:x="1.059cm" svg:y="1.905cm" draw:page-number="8" presentation:class="page"/>
          <draw:frame draw:name="Google Shape;99;gc6f90357f_0_35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APTION_5f_ONLY">
        <draw:frame draw:name="Google Shape;108;p21" draw:style-name="gr5" draw:text-style-name="P14" draw:layer="layout" svg:width="12.711cm" svg:height="14.287cm" svg:x="0cm" svg:y="0cm">
          <draw:image xlink:href="Pictures/100000000000080000000555951D1503CE71682C.jpg" xlink:type="simple" xlink:show="embed" xlink:actuate="onLoad">
            <text:p/>
          </draw:image>
        </draw:frame>
        <draw:frame draw:name="Google Shape;109;p21" draw:style-name="gr6" draw:text-style-name="P14" draw:layer="layout" svg:width="12.687cm" svg:height="14.286cm" svg:x="12.712cm" svg:y="0cm">
          <draw:image xlink:href="Pictures/1000000000000800000005436F5F6172B31C476A.jpg" xlink:type="simple" xlink:show="embed" xlink:actuate="onLoad">
            <text:p/>
          </draw:image>
        </draw:frame>
        <draw:frame draw:name="Google Shape;110;p21" presentation:style-name="pr18" draw:text-style-name="P17" draw:layer="layout" svg:width="16.662cm" svg:height="2.305cm" svg:x="0.866cm" svg:y="11.126cm" presentation:class="outline" presentation:user-transformed="true">
          <draw:text-box>
            <text:p text:style-name="P1"><text:span text:style-name="T4">{d.slides[i].title}</text:span></text:p>
            <text:p text:style-name="P16"><text:span text:style-name="T13"/></text:p>
          </draw:text-box>
        </draw:frame>
        <presentation:notes draw:style-name="dp2">
          <draw:page-thumbnail draw:name="Google Shape;105;gc6f90357f_0_41:notes" draw:style-name="gr1" draw:layer="layout" svg:width="16.933cm" svg:height="9.524cm" svg:x="1.059cm" svg:y="1.905cm" draw:page-number="9" presentation:class="page"/>
          <draw:frame draw:name="Google Shape;106;gc6f90357f_0_41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{d.slides[i].title}&#10;" draw:style-name="dp1" draw:master-page-name="TITLE_5f_AND_5f_BODY" presentation:presentation-page-layout-name="AL3T1">
        <draw:frame draw:name="Google Shape;115;p22" presentation:style-name="pr20" draw:text-style-name="P12" draw:layer="layout" svg:width="23.667cm" svg:height="1.702cm" svg:x="0.866cm" svg:y="1.236cm" presentation:class="title" presentation:user-transformed="true">
          <draw:text-box>
            <text:p text:style-name="P1"><text:span text:style-name="T14">{d.slides[i].title}</text:span><text:span text:style-name="T14"><text:line-break/></text:span><text:span text:style-name="T14"/></text:p>
          </draw:text-box>
        </draw:frame>
        <draw:frame draw:name="Google Shape;116;p22" presentation:style-name="pr21" draw:text-style-name="P11" draw:layer="layout" svg:width="23.667cm" svg:height="9.436cm" svg:x="0.866cm" svg:y="3.254cm" presentation:class="outline" presentation:user-transformed="true">
          <draw:text-box>
            <text:p text:style-name="P1"><text:span text:style-name="T9">{d.slides[i].bullets[j]}</text:span></text:p>
            <text:p text:style-name="P15"><text:span text:style-name="T15"/></text:p>
          </draw:text-box>
        </draw:frame>
        <presentation:notes draw:style-name="dp2">
          <draw:page-thumbnail draw:name="Google Shape;112;gc6f90357f_0_47:notes" draw:style-name="gr1" draw:layer="layout" svg:width="16.933cm" svg:height="9.524cm" svg:x="1.059cm" svg:y="1.905cm" draw:page-number="10" presentation:class="page"/>
          <draw:frame draw:name="Google Shape;113;gc6f90357f_0_47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Old Standard TT" svg:font-family="'Old Standard T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26a69a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00000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bf0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bf0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bf0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bf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26a69a"/>
    </style:style>
    <style:style style:name="Mdp3" style:family="drawing-page">
      <style:drawing-page-properties draw:background-size="border" draw:fill="solid" draw:fill-color="#fffbf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a6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fffbf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9cm" svg:stroke-color="#26a69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solid" svg:stroke-width="0.053cm" svg:stroke-color="#26a69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6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7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18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0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21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a69a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bf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4.7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1.083cm" svg:height="0.001cm" svg:x="1.783cm" svg:y="9.99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;p2" presentation:style-name="TITLE-title" draw:layer="backgroundobjects" svg:width="22.551cm" svg:height="4.229cm" svg:x="1.424cm" svg:y="5.259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37;p8" presentation:style-name="MAIN_5f_POINT-title" draw:layer="backgroundobjects" svg:width="15.566cm" svg:height="11.362cm" svg:x="1.362cm" svg:y="1.462cm" presentation:class="title" presentation:placeholder="true" presentation:user-transformed="true">
        <draw:text-box/>
      </draw:frame>
      <draw:frame draw:name="Google Shape;38;p8" presentation:style-name="Mpr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6;p3" draw:style-name="Mgr5" draw:text-style-name="MP6" draw:layer="backgroundobjects" svg:width="1.083cm" svg:height="0.001cm" svg:x="1.783cm" svg:y="9.99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7;p3" presentation:style-name="SECTION_5f_HEADER-title" draw:layer="backgroundobjects" svg:width="22.551cm" svg:height="4.229cm" svg:x="1.424cm" svg:y="5.259cm" presentation:class="title" presentation:placeholder="true" presentation:user-transformed="true">
        <draw:text-box/>
      </draw:frame>
      <draw:frame draw:name="Google Shape;18;p3" presentation:style-name="Mpr7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3">
      <draw:custom-shape draw:name="Google Shape;40;p9" draw:style-name="Mgr6" draw:text-style-name="MP9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9" draw:style-name="Mgr7" draw:text-style-name="MP6" draw:layer="backgroundobjects" svg:width="1.906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2;p9" presentation:style-name="SECTION_5f_TITLE_5f_AND_5f_DESCRIPTION-title" draw:layer="backgroundobjects" svg:width="11.236cm" svg:height="3.702cm" svg:x="0.738cm" svg:y="3.84cm" presentation:class="title" presentation:placeholder="true" presentation:user-transformed="true">
        <draw:text-box/>
      </draw:frame>
      <draw:frame draw:name="Google Shape;44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5;p9" presentation:style-name="Mpr10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3">
      <draw:frame draw:name="Google Shape;25;p5" presentation:style-name="TITLE_5f_AND_5f_TWO_5f_COLUMNS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26;p5" presentation:style-name="TITLE_5f_AND_5f_TWO_5f_COLUMNS-outline1" draw:layer="backgroundobjects" svg:width="11.11cm" svg:height="9.436cm" svg:x="0.866cm" svg:y="3.255cm" presentation:class="outlin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436cm" svg:x="13.423cm" svg:y="3.255cm" presentation:class="outline" presentation:placeholder="true" presentation:user-transformed="true">
        <draw:text-box/>
      </draw:frame>
      <draw:frame draw:name="Google Shape;28;p5" presentation:style-name="Mpr13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3">
      <draw:frame draw:name="Google Shape;47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8;p10" presentation:style-name="Mpr1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3">
      <draw:custom-shape draw:name="Google Shape;20;p4" draw:style-name="Mgr3" draw:text-style-name="MP5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36cm" svg:x="0.866cm" svg:y="3.254cm" presentation:class="outline" presentation:placeholder="true" presentation:user-transformed="true">
        <draw:text-box/>
      </draw:frame>
      <draw:frame draw:name="Google Shape;23;p4" presentation:style-name="Mpr19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2"/>
    <meta:generator>LibreOfficeDev/6.0.5.2$Linux_X86_64 LibreOffice_project/</meta:generator>
  </office:meta>
</office:document-meta>
</file>